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3"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T4" style:parent-style-name="DefaultParagraphFont" style:family="text">
      <style:text-properties style:text-position="super 59%"/>
    </style:style>
    <style:style style:name="T5" style:parent-style-name="DefaultParagraphFont" style:family="text">
      <style:text-properties style:text-position="super 59%"/>
    </style:style>
  </office:automatic-styles>
  <office:body>
    <office:text text:use-soft-page-breaks="true">
      <text:p text:style-name="P1">KUSH PATEL<text:s/></text:p>
      <text:p text:style-name="Normal">27684203</text:p>
      <text:p text:style-name="Normal"/>
      <text:p text:style-name="P2">Algorithms and Complexity Assessment Report</text:p>
      <text:p text:style-name="P3">Design</text:p>
      <text:p text:style-name="Normal">The assignment given to us was to create a Search and Sort application in C# that will be used to help with the analysis of Network Traffic data. We were given multiple text files that have a range of numbers inside. There were 2 different lengths of text files given to us, 256 and 2048, which indicated how many numbers were in that file. Our task was to read these files and store the values from the text files into arrays in<text:s/>the<text:s/>program so we can manipulate them.<text:s/>We had to select a specific text file and then output every 10<text:span text:style-name="T4">th</text:span><text:s/>value if the file selected was a 256 file, and every 50<text:span text:style-name="T5">th</text:span><text:s/>value if the file selected was a 2048 file. Additionally, we had to select which type of sorting algorithm to run to sort the array in order and select which searching algorithm to run.</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ush Patel</meta:initial-creator>
    <dc:creator>Kush Patel</dc:creator>
    <meta:creation-date>2024-03-18T16:09:00Z</meta:creation-date>
    <dc:date>2024-03-18T20:31:00Z</dc:date>
    <meta:template xlink:href="Normal.dotm" xlink:type="simple"/>
    <meta:editing-cycles>1</meta:editing-cycles>
    <meta:editing-duration>PT15720S</meta:editing-duration>
    <meta:document-statistic meta:page-count="1" meta:paragraph-count="1" meta:word-count="127" meta:character-count="852" meta:row-count="6" meta:non-whitespace-character-count="726"/>
  </office:meta>
</office:document-meta>
</file>